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5a6d" officeooo:paragraph-rsid="001a5a6d"/>
    </style:style>
    <style:style style:name="T1" style:family="text">
      <style:text-properties officeooo:rsid="001b69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dgregre<text:span text:style-name="T1">ytujty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20:02:54.359492788</meta:creation-date>
    <dc:date>2020-03-18T16:20:48.561225243</dc:date>
    <meta:editing-duration>PT2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16" meta:non-whitespace-character-count="16"/>
  </office:meta>
</office:document-meta>
</file>